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55308d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2" style:family="graphic" style:parent-style-name="standard">
      <style:graphic-properties svg:stroke-color="#ffffff" draw:fill-color="#2a6099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3" style:family="graphic" style:parent-style-name="standard">
      <style:graphic-properties svg:stroke-color="#ffffff" draw:fill-color="#55308d" draw:textarea-horizontal-align="justify" draw:textarea-vertical-align="middle" draw:auto-grow-height="false" fo:min-height="0.75cm" fo:min-width="2.5cm" loext:decorative="false"/>
      <style:paragraph-properties style:writing-mode="lr-tb"/>
    </style:style>
    <style:style style:name="gr4" style:family="graphic" style:parent-style-name="standard">
      <style:graphic-properties svg:stroke-color="#ffffff" draw:fill-color="#2a6099" draw:textarea-horizontal-align="justify" draw:textarea-vertical-align="middle" draw:auto-grow-height="false" fo:min-height="0.75cm" fo:min-width="2.5cm" loext:decorative="false"/>
      <style:paragraph-properties style:writing-mode="lr-tb"/>
    </style:style>
    <style:style style:name="gr5" style:family="graphic" style:parent-style-name="standard">
      <style:graphic-properties svg:stroke-color="#ffffff" draw:fill-color="#eeeeee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158466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158466" draw:textarea-horizontal-align="justify" draw:textarea-vertical-align="middle" draw:auto-grow-height="false" fo:min-height="0.75cm" fo:min-width="2.5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ff8000" draw:marker-start-width="0.358cm" draw:marker-end-width="0.358cm" draw:fill="none" loext:fill-use-slide-background="false" draw:textarea-horizontal-align="justify" draw:textarea-vertical-align="middle" draw:auto-grow-height="false" fo:min-height="4.716cm" fo:min-width="0.466cm" fo:padding-top="0.177cm" fo:padding-bottom="0.177cm" fo:padding-left="0.302cm" fo:padding-right="0.302cm" loext:decorative="false"/>
    </style:style>
    <style:style style:name="gr9" style:family="graphic" style:parent-style-name="standard">
      <style:graphic-properties draw:stroke="solid" svg:stroke-width="0.106cm" svg:stroke-color="#ffbf00" draw:marker-start-width="0.359cm" draw:marker-end-width="0.359cm" draw:fill="none" loext:fill-use-slide-background="false" draw:textarea-horizontal-align="justify" draw:textarea-vertical-align="middle" draw:auto-grow-height="false" fo:min-height="0.644cm" fo:min-width="8.394cm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width="0.106cm" svg:stroke-color="#ff8000" draw:marker-start-width="0.358cm" draw:marker-end-width="0.358cm" draw:fill="none" loext:fill-use-slide-background="false" draw:textarea-horizontal-align="justify" draw:textarea-vertical-align="middle" draw:auto-grow-height="false" fo:min-height="4.646cm" fo:min-width="0.396cm" fo:padding-top="0.177cm" fo:padding-bottom="0.177cm" fo:padding-left="0.302cm" fo:padding-right="0.302cm" loext:decorative="false"/>
    </style:style>
    <style:style style:name="P1" style:family="paragraph">
      <style:paragraph-properties fo:text-align="center"/>
      <style:text-properties style:font-name="Courier New"/>
    </style:style>
    <style:style style:name="P2" style:family="paragraph">
      <loext:graphic-properties draw:fill-color="#55308d"/>
      <style:paragraph-properties fo:text-align="center"/>
      <style:text-properties style:font-name="Courier New"/>
    </style:style>
    <style:style style:name="P3" style:family="paragraph">
      <loext:graphic-properties draw:fill-color="#2a6099"/>
      <style:paragraph-properties fo:text-align="center"/>
      <style:text-properties style:font-name="Courier New"/>
    </style:style>
    <style:style style:name="P4" style:family="paragraph">
      <style:paragraph-properties fo:text-align="center"/>
    </style:style>
    <style:style style:name="P5" style:family="paragraph">
      <loext:graphic-properties draw:fill-color="#55308d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-color="#eeeeee"/>
      <style:paragraph-properties fo:text-align="center"/>
      <style:text-properties style:font-name="Courier New"/>
    </style:style>
    <style:style style:name="P8" style:family="paragraph">
      <loext:graphic-properties draw:fill-color="#158466"/>
      <style:paragraph-properties fo:text-align="center"/>
      <style:text-properties style:font-name="Courier New"/>
    </style:style>
    <style:style style:name="P9" style:family="paragraph">
      <loext:graphic-properties draw:fill-color="#158466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1cm" svg:x="3.25cm" svg:y="0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25cm" svg:y="0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.25cm" svg:y="0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.25cm" svg:y="0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9.25cm" svg:y="2.25cm">
          <text:p text:style-name="P1">2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.25cm" svg:y="2.25cm">
          <text:p text:style-name="P1">2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.25cm" svg:y="2.25cm">
          <text:p text:style-name="P1">2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.25cm" svg:y="2.25cm">
          <text:p text:style-name="P1">2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1cm" svg:x="0.25cm" svg:y="0.25cm">
          <text:p text:style-name="P4">Bitwer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1cm" svg:x="0.25cm" svg:y="2.25cm">
          <text:p text:style-name="P4">Stellenwert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3.25cm" svg:y="1.25cm">
          <text:p text:style-name="P1">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5.25cm" svg:y="1.25cm">
          <text:p text:style-name="P1">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7.25cm" svg:y="1.25cm">
          <text:p text:style-name="P1">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9.25cm" svg:y="1.25cm">
          <text:p text:style-name="P1">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cm" svg:height="1cm" svg:x="3.25cm" svg:y="4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5.25cm" svg:y="4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7.25cm" svg:y="4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9.25cm" svg:y="4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3.25cm" svg:y="3.2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5.25cm" svg:y="3.2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7.25cm" svg:y="3.2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9.25cm" svg:y="3.2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4.25cm" svg:y="4.25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6.25cm" svg:y="4.25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8.25cm" svg:y="4.25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10.25cm" svg:y="4.25cm">
          <text:p text:style-name="P1">=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11.25cm" svg:y="4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1cm" svg:x="0.25cm" svg:y="4.25cm">
          <text:p text:style-name="P4">Dezimalwert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5cm" svg:x="3.25cm" svg:y="0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5cm" svg:x="5.25cm" svg:y="0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5cm" svg:x="7.25cm" svg:y="0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5cm" svg:x="9.25cm" svg:y="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cm" svg:height="1cm" svg:x="3.25cm" svg:y="4.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2" draw:layer="layout" svg:width="1cm" svg:height="1cm" svg:x="3.25cm" svg:y="0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5.25cm" svg:y="0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7.25cm" svg:y="0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cm" svg:x="9.25cm" svg:y="0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9.25cm" svg:y="2.25cm">
          <text:p text:style-name="P1">2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7.25cm" svg:y="2.25cm">
          <text:p text:style-name="P1">2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5.25cm" svg:y="2.25cm">
          <text:p text:style-name="P1">2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3.25cm" svg:y="2.25cm">
          <text:p text:style-name="P1">2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1cm" svg:x="0.25cm" svg:y="0.25cm">
          <text:p text:style-name="P4">Bitwer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1cm" svg:x="0.25cm" svg:y="2.25cm">
          <text:p text:style-name="P4">Stellenwert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3.25cm" svg:y="1.25cm">
          <text:p text:style-name="P1">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5.25cm" svg:y="1.25cm">
          <text:p text:style-name="P1">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7.25cm" svg:y="1.25cm">
          <text:p text:style-name="P1">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9.25cm" svg:y="1.25cm">
          <text:p text:style-name="P1">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cm" svg:height="1cm" svg:x="3.25cm" svg:y="4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5.25cm" svg:y="4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7.25cm" svg:y="4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9.25cm" svg:y="4.2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3.25cm" svg:y="3.2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5.25cm" svg:y="3.2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7.25cm" svg:y="3.2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9.25cm" svg:y="3.25cm">
          <text:p text:style-name="P1">=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1cm" svg:height="1cm" svg:x="4.25cm" svg:y="4.25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6.25cm" svg:y="4.25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8.25cm" svg:y="4.25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svg:x="10.25cm" svg:y="4.25cm">
          <text:p text:style-name="P1">=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11.25cm" svg:y="4.2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1cm" svg:x="0.25cm" svg:y="4.25cm">
          <text:p text:style-name="P4">Dezimalwert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5cm" svg:x="3.25cm" svg:y="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5cm" svg:x="5.25cm" svg:y="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5cm" svg:x="7.25cm" svg:y="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5cm" svg:x="9.25cm" svg:y="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cm" svg:height="1cm" svg:x="3.25cm" svg:y="4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cm" fo:margin-bottom="0.25cm" fo:margin-left="0.25cm" fo:margin-right="0.25cm" fo:page-width="12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4T08:10:37.906000000</meta:creation-date>
    <dc:date>2024-04-04T08:24:14.130000000</dc:date>
    <meta:editing-duration>PT3M10S</meta:editing-duration>
    <meta:editing-cycles>1</meta:editing-cycles>
    <meta:document-statistic meta:object-count="66"/>
    <meta:generator>LibreOffice/24.2.1.2$Windows_X86_64 LibreOffice_project/db4def46b0453cc22e2d0305797cf981b68ef5ac</meta:generator>
  </office:meta>
</office:document-meta>
</file>